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itoJUnit.col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JUnit.MockitoJU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ockitoJUnit.r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JUnit.testRule( Object test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